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style:font-family-generic="roman"/>
    <style:font-face style:name="Monospace" svg:font-family="Monospace" style:font-family-generic="roman"/>
    <style:font-face style:name="FreeSans1" svg:font-family="FreeSans"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ca" fo:country="ES" officeooo:rsid="00147acb" officeooo:paragraph-rsid="00147acb"/>
    </style:style>
    <style:style style:name="P2" style:family="paragraph" style:parent-style-name="Standard">
      <style:text-properties fo:language="ca" fo:country="ES" officeooo:rsid="0015b959" officeooo:paragraph-rsid="0015b959"/>
    </style:style>
    <style:style style:name="P3" style:family="paragraph" style:parent-style-name="Standard">
      <style:text-properties fo:language="ca" fo:country="ES" officeooo:rsid="0016cccc" officeooo:paragraph-rsid="0016cccc"/>
    </style:style>
    <style:style style:name="P4" style:family="paragraph" style:parent-style-name="Standard">
      <style:text-properties fo:language="ca" fo:country="ES" officeooo:rsid="0016cccc" officeooo:paragraph-rsid="001abe8a"/>
    </style:style>
    <style:style style:name="P5" style:family="paragraph" style:parent-style-name="Standard">
      <style:text-properties fo:language="ca" fo:country="ES" officeooo:rsid="0017d9d0" officeooo:paragraph-rsid="0017d9d0"/>
    </style:style>
    <style:style style:name="P6" style:family="paragraph" style:parent-style-name="Standard">
      <style:text-properties fo:language="ca" fo:country="ES" officeooo:rsid="001940fc" officeooo:paragraph-rsid="001940fc"/>
    </style:style>
    <style:style style:name="P7" style:family="paragraph" style:parent-style-name="Standard">
      <style:text-properties fo:language="ca" fo:country="ES" officeooo:rsid="001940fc" officeooo:paragraph-rsid="001bc48e"/>
    </style:style>
    <style:style style:name="P8" style:family="paragraph" style:parent-style-name="Standard">
      <style:text-properties fo:language="ca" fo:country="ES" officeooo:rsid="001940fc" officeooo:paragraph-rsid="001df0d7"/>
    </style:style>
    <style:style style:name="P9" style:family="paragraph" style:parent-style-name="Standard">
      <style:text-properties fo:language="ca" fo:country="ES" officeooo:rsid="001940fc" officeooo:paragraph-rsid="00211025"/>
    </style:style>
    <style:style style:name="P10" style:family="paragraph" style:parent-style-name="Standard">
      <style:text-properties fo:language="ca" fo:country="ES" officeooo:rsid="001940fc" officeooo:paragraph-rsid="00212adf"/>
    </style:style>
    <style:style style:name="P11" style:family="paragraph" style:parent-style-name="Standard">
      <style:text-properties fo:language="ca" fo:country="ES" officeooo:rsid="001940fc" officeooo:paragraph-rsid="002220e9"/>
    </style:style>
    <style:style style:name="P12" style:family="paragraph" style:parent-style-name="Standard">
      <style:text-properties fo:language="ca" fo:country="ES" officeooo:rsid="001940fc" officeooo:paragraph-rsid="00232bd9"/>
    </style:style>
    <style:style style:name="P13" style:family="paragraph" style:parent-style-name="Standard">
      <style:text-properties fo:language="ca" fo:country="ES" officeooo:rsid="001bc48e" officeooo:paragraph-rsid="001bc48e"/>
    </style:style>
    <style:style style:name="P14" style:family="paragraph" style:parent-style-name="Standard">
      <style:text-properties fo:language="ca" fo:country="ES" officeooo:rsid="001df0d7" officeooo:paragraph-rsid="001df0d7"/>
    </style:style>
    <style:style style:name="P15" style:family="paragraph" style:parent-style-name="Standard">
      <style:text-properties fo:language="ca" fo:country="ES" officeooo:rsid="001fa180" officeooo:paragraph-rsid="001fa180"/>
    </style:style>
    <style:style style:name="P16" style:family="paragraph" style:parent-style-name="Standard">
      <style:text-properties fo:language="ca" fo:country="ES" officeooo:rsid="001fa180" officeooo:paragraph-rsid="002220e9"/>
    </style:style>
    <style:style style:name="P17" style:family="paragraph" style:parent-style-name="Standard">
      <style:text-properties fo:language="ca" fo:country="ES" officeooo:rsid="001fa180" officeooo:paragraph-rsid="00232bd9"/>
    </style:style>
    <style:style style:name="P18" style:family="paragraph" style:parent-style-name="Standard">
      <style:text-properties fo:language="ca" fo:country="ES" officeooo:rsid="00211025" officeooo:paragraph-rsid="00211025"/>
    </style:style>
    <style:style style:name="P19" style:family="paragraph" style:parent-style-name="Standard">
      <style:text-properties fo:language="ca" fo:country="ES" officeooo:rsid="0025e6f5" officeooo:paragraph-rsid="0025e6f5"/>
    </style:style>
    <style:style style:name="P20" style:family="paragraph" style:parent-style-name="Standard">
      <style:text-properties fo:language="ca" fo:country="ES" officeooo:rsid="0025e6f5" officeooo:paragraph-rsid="0025f4fa"/>
    </style:style>
    <style:style style:name="P21" style:family="paragraph" style:parent-style-name="Standard">
      <style:text-properties fo:language="ca" fo:country="ES" officeooo:rsid="0025f4fa" officeooo:paragraph-rsid="0025f4fa"/>
    </style:style>
    <style:style style:name="P22" style:family="paragraph" style:parent-style-name="Standard">
      <style:text-properties fo:language="ca" fo:country="ES" officeooo:rsid="0031cb51" officeooo:paragraph-rsid="0031cb51"/>
    </style:style>
    <style:style style:name="P23" style:family="paragraph" style:parent-style-name="Standard">
      <style:text-properties style:font-name="Andale Mono" fo:font-size="10pt" fo:language="ca" fo:country="ES" officeooo:rsid="00147acb" officeooo:paragraph-rsid="00147acb" style:font-size-asian="10pt" style:font-size-complex="10pt"/>
    </style:style>
    <style:style style:name="P24" style:family="paragraph" style:parent-style-name="Standard">
      <style:text-properties style:font-name="Andale Mono" fo:font-size="10pt" fo:language="ca" fo:country="ES" officeooo:rsid="0017d9d0" officeooo:paragraph-rsid="0017d9d0" style:font-size-asian="10pt" style:font-size-complex="10pt"/>
    </style:style>
    <style:style style:name="P25" style:family="paragraph" style:parent-style-name="Standard">
      <style:text-properties style:font-name="Andale Mono" fo:font-size="10pt" fo:language="ca" fo:country="ES" officeooo:rsid="0015b959" officeooo:paragraph-rsid="0015b959" style:font-size-asian="10pt" style:font-size-complex="10pt"/>
    </style:style>
    <style:style style:name="P26" style:family="paragraph" style:parent-style-name="Standard">
      <style:text-properties style:font-name="Andale Mono" fo:font-size="10pt" fo:language="ca" fo:country="ES" officeooo:rsid="001abe8a" officeooo:paragraph-rsid="001abe8a" style:font-size-asian="10pt" style:font-size-complex="10pt"/>
    </style:style>
    <style:style style:name="P27" style:family="paragraph" style:parent-style-name="Standard">
      <style:text-properties style:font-name="Andale Mono" fo:font-size="10pt" fo:language="ca" fo:country="ES" officeooo:rsid="0025e6f5" officeooo:paragraph-rsid="0025f4fa" style:font-size-asian="10pt" style:font-size-complex="10pt"/>
    </style:style>
    <style:style style:name="P28" style:family="paragraph" style:parent-style-name="Standard">
      <style:text-properties style:font-name="Andale Mono" fo:font-size="10pt" fo:language="ca" fo:country="ES" officeooo:rsid="0025f4fa" officeooo:paragraph-rsid="0025f4fa" style:font-size-asian="10pt" style:font-size-complex="10pt"/>
    </style:style>
    <style:style style:name="P29" style:family="paragraph" style:parent-style-name="Standard">
      <style:text-properties style:font-name="Andale Mono" fo:font-size="10pt" fo:language="ca" fo:country="ES" officeooo:rsid="0027241a" officeooo:paragraph-rsid="0027241a" style:font-size-asian="10pt" style:font-size-complex="10pt"/>
    </style:style>
    <style:style style:name="P30" style:family="paragraph" style:parent-style-name="Standard">
      <style:text-properties style:font-name="Liberation Serif" fo:font-size="12pt" fo:language="ca" fo:country="ES" officeooo:rsid="0025e6f5" officeooo:paragraph-rsid="0027241a" style:font-size-asian="12pt" style:font-size-complex="12pt"/>
    </style:style>
    <style:style style:name="P31" style:family="paragraph" style:parent-style-name="Standard">
      <style:text-properties style:font-name="Liberation Serif" fo:font-size="12pt" fo:language="ca" fo:country="ES" officeooo:rsid="0025e6f5" officeooo:paragraph-rsid="00285309" style:font-size-asian="12pt" style:font-size-complex="12pt"/>
    </style:style>
    <style:style style:name="P32" style:family="paragraph" style:parent-style-name="Standard">
      <style:text-properties style:font-name="Liberation Serif" fo:font-size="12pt" fo:language="ca" fo:country="ES" officeooo:rsid="0025e6f5" officeooo:paragraph-rsid="00297879" style:font-size-asian="12pt" style:font-size-complex="12pt"/>
    </style:style>
    <style:style style:name="P33" style:family="paragraph" style:parent-style-name="Standard">
      <style:text-properties style:font-name="Arial" fo:language="ca" fo:country="ES" fo:font-weight="bold" officeooo:rsid="0031cb51" officeooo:paragraph-rsid="0031cb51" style:font-weight-asian="bold" style:font-weight-complex="bold"/>
    </style:style>
    <style:style style:name="P34" style:family="paragraph" style:parent-style-name="Standard">
      <style:text-properties fo:color="#0000ff" style:font-name="Andale Mono" fo:font-size="10pt" fo:language="ca" fo:country="ES" officeooo:rsid="00323a09" officeooo:paragraph-rsid="00323a09" style:font-size-asian="10pt" style:font-size-complex="10pt"/>
    </style:style>
    <style:style style:name="P35" style:family="paragraph" style:parent-style-name="Standard">
      <style:text-properties fo:color="#0000ff" style:font-name="Andale Mono" fo:font-size="10pt" fo:language="ca" fo:country="ES" officeooo:rsid="003371ad" officeooo:paragraph-rsid="003371ad" style:font-size-asian="10pt" style:font-size-complex="10pt"/>
    </style:style>
    <style:style style:name="P36" style:family="paragraph" style:parent-style-name="Standard">
      <style:text-properties fo:color="#0000ff" style:font-name="Andale Mono" fo:font-size="10pt" fo:language="ca" fo:country="ES" officeooo:rsid="00347806" officeooo:paragraph-rsid="00347806" style:font-size-asian="10pt" style:font-size-complex="10pt"/>
    </style:style>
    <style:style style:name="P37" style:family="paragraph" style:parent-style-name="Standard">
      <style:text-properties fo:color="#0000ff" style:font-name="Andale Mono" fo:font-size="10pt" fo:language="ca" fo:country="ES" officeooo:rsid="0036364e" officeooo:paragraph-rsid="0036364e" style:font-size-asian="10pt" style:font-size-complex="10pt"/>
    </style:style>
    <style:style style:name="P38" style:family="paragraph" style:parent-style-name="Standard">
      <style:text-properties fo:color="#0000ff" style:font-name="Andale Mono" fo:font-size="10pt" fo:language="ca" fo:country="ES" officeooo:rsid="0037aec9" officeooo:paragraph-rsid="0037aec9" style:font-size-asian="10pt" style:font-size-complex="10pt"/>
    </style:style>
    <style:style style:name="P39" style:family="paragraph" style:parent-style-name="Standard">
      <style:text-properties fo:color="#0000ff" fo:language="ca" fo:country="ES" officeooo:rsid="00333a4a" officeooo:paragraph-rsid="00333a4a"/>
    </style:style>
    <style:style style:name="P40" style:family="paragraph" style:parent-style-name="Standard">
      <style:text-properties fo:color="#0000ff" fo:language="ca" fo:country="ES" style:text-underline-style="none" fo:font-weight="normal" officeooo:rsid="00147acb" officeooo:paragraph-rsid="00147acb" style:font-weight-asian="normal" style:font-weight-complex="normal"/>
    </style:style>
    <style:style style:name="P41" style:family="paragraph" style:parent-style-name="Standard">
      <style:text-properties fo:color="#0000ff" style:font-name="Monospace" fo:font-size="10pt" fo:language="ca" fo:country="ES" officeooo:rsid="00397c5a" officeooo:paragraph-rsid="00397c5a" style:font-size-asian="10pt"/>
    </style:style>
    <style:style style:name="P42" style:family="paragraph" style:parent-style-name="Standard">
      <style:paragraph-properties fo:margin-left="0cm" fo:margin-right="0cm" fo:text-align="start" style:justify-single-word="false" fo:text-indent="0cm" style:auto-text-indent="false"/>
      <style:text-properties fo:language="ca" fo:country="ES"/>
    </style:style>
    <style:style style:name="P43" style:family="paragraph" style:parent-style-name="Standard">
      <style:paragraph-properties fo:margin-left="0cm" fo:margin-right="0cm" fo:text-align="start" style:justify-single-word="false" fo:text-indent="0cm" style:auto-text-indent="false"/>
      <style:text-properties fo:color="#000000" style:font-name="Monospace" fo:font-size="10pt" fo:language="ca" fo:country="ES" style:font-size-asian="10pt"/>
    </style:style>
    <style:style style:name="P44" style:family="paragraph" style:parent-style-name="Standard">
      <style:paragraph-properties fo:margin-left="0cm" fo:margin-right="0cm" fo:text-align="start" style:justify-single-word="false" fo:text-indent="0cm" style:auto-text-indent="false"/>
      <style:text-properties fo:color="#0000ff"/>
    </style:style>
    <style:style style:name="P45" style:family="paragraph" style:parent-style-name="Heading">
      <style:text-properties officeooo:paragraph-rsid="0031cb51"/>
    </style:style>
    <style:style style:name="P46" style:family="paragraph" style:parent-style-name="Title">
      <style:paragraph-properties fo:text-align="center" style:justify-single-word="false"/>
      <style:text-properties fo:language="ca" fo:country="ES" fo:font-weight="bold" officeooo:rsid="002dc74f" officeooo:paragraph-rsid="002dc74f" style:font-weight-asian="bold" style:font-weight-complex="bold"/>
    </style:style>
    <style:style style:name="P47" style:family="paragraph" style:parent-style-name="Text_20_body">
      <style:text-properties officeooo:paragraph-rsid="0031cb51"/>
    </style:style>
    <style:style style:name="P48" style:family="paragraph" style:parent-style-name="Standard" style:list-style-name="L1">
      <style:text-properties fo:language="ca" fo:country="ES" officeooo:rsid="0031cb51" officeooo:paragraph-rsid="0031cb51"/>
    </style:style>
    <style:style style:name="P49" style:family="paragraph" style:parent-style-name="Standard">
      <style:text-properties fo:language="ca" fo:country="ES" officeooo:rsid="001940fc" officeooo:paragraph-rsid="001bc48e"/>
    </style:style>
    <style:style style:name="P50" style:family="paragraph" style:parent-style-name="Standard" style:list-style-name="L1">
      <style:text-properties style:font-name="Arial" fo:language="ca" fo:country="ES" officeooo:rsid="0031cb51" officeooo:paragraph-rsid="0031cb51"/>
    </style:style>
    <style:style style:name="P51" style:family="paragraph" style:parent-style-name="Standard">
      <style:text-properties fo:color="#0000ff" style:font-name="Andale Mono" fo:font-size="10pt" fo:language="ca" fo:country="ES" officeooo:rsid="00323a09" officeooo:paragraph-rsid="003bb0ac" style:font-size-asian="10pt" style:font-size-complex="10pt"/>
    </style:style>
    <style:style style:name="P52" style:family="paragraph" style:parent-style-name="Standard">
      <style:text-properties fo:color="#0000ff" style:font-name="Andale Mono" fo:font-size="10pt" fo:language="ca" fo:country="ES" officeooo:rsid="003bb0ac" officeooo:paragraph-rsid="003bb0ac" style:font-size-asian="10pt" style:font-size-complex="10pt"/>
    </style:style>
    <style:style style:name="P53" style:family="paragraph" style:parent-style-name="Standard">
      <style:text-properties fo:color="#0000ff" style:font-name="Andale Mono" fo:font-size="10pt" fo:language="ca" fo:country="ES" officeooo:rsid="0038a042" officeooo:paragraph-rsid="003bb0ac" style:font-size-asian="10pt"/>
    </style:style>
    <style:style style:name="P54" style:family="paragraph" style:parent-style-name="Standard">
      <style:text-properties fo:color="#0000ff" fo:language="ca" fo:country="ES" officeooo:rsid="0015b959" officeooo:paragraph-rsid="0015b959"/>
    </style:style>
    <style:style style:name="P55" style:family="paragraph" style:parent-style-name="Standard">
      <style:text-properties fo:color="#0000ff" fo:font-size="8pt" fo:language="ca" fo:country="ES" fo:font-weight="normal" officeooo:rsid="001940fc" officeooo:paragraph-rsid="001bc48e" style:font-size-asian="8pt" style:font-weight-asian="normal" style:font-size-complex="8pt" style:font-weight-complex="normal"/>
    </style:style>
    <style:style style:name="P56" style:family="paragraph" style:parent-style-name="Standard">
      <style:text-properties style:font-name="Liberation Serif" fo:font-size="12pt" fo:language="ca" fo:country="ES" officeooo:rsid="0025e6f5" officeooo:paragraph-rsid="003bb0ac" style:font-size-asian="12pt" style:font-size-complex="12pt"/>
    </style:style>
    <style:style style:name="P57" style:family="paragraph" style:parent-style-name="Standard">
      <style:paragraph-properties fo:margin-left="0cm" fo:margin-right="0cm" fo:text-align="start" style:justify-single-word="false" fo:text-indent="0cm" style:auto-text-indent="false"/>
      <style:text-properties fo:color="#0000ff" style:font-name="Consolas" fo:font-size="10pt" style:font-size-asian="10pt"/>
    </style:style>
    <style:style style:name="P58" style:family="paragraph" style:parent-style-name="Standard">
      <style:paragraph-properties fo:margin-left="0cm" fo:margin-right="0cm" fo:text-align="start" style:justify-single-word="false" fo:text-indent="0cm" style:auto-text-indent="false"/>
      <style:text-properties fo:color="#0000ff" style:font-name="Monaco" fo:font-size="8pt" fo:font-weight="normal" style:font-size-asian="8pt" style:font-weight-asian="normal" style:font-size-complex="8pt"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color="#0000ff" fo:font-size="8pt" fo:font-weight="normal" style:font-size-asian="8pt" style:font-weight-asian="normal" style:font-size-complex="8pt" style:font-weight-complex="normal"/>
    </style:style>
    <style:style style:name="P60" style:family="paragraph" style:parent-style-name="Standard">
      <style:paragraph-properties fo:margin-left="0cm" fo:margin-right="0cm" fo:text-align="start" style:justify-single-word="false" fo:text-indent="0cm" style:auto-text-indent="false"/>
      <style:text-properties fo:color="#000000" style:font-name="Monospace" fo:font-size="10pt" fo:language="ca" fo:country="ES" officeooo:paragraph-rsid="003bb0ac" style:font-size-asian="10pt"/>
    </style:style>
    <style:style style:name="P61" style:family="paragraph" style:parent-style-name="Standard">
      <style:paragraph-properties fo:margin-left="0cm" fo:margin-right="0cm" fo:text-align="start" style:justify-single-word="false" fo:text-indent="0cm" style:auto-text-indent="false"/>
      <style:text-properties fo:language="ca" fo:country="ES" officeooo:paragraph-rsid="003bb0ac"/>
    </style:style>
    <style:style style:name="T1" style:family="text">
      <style:text-properties officeooo:rsid="001abe8a"/>
    </style:style>
    <style:style style:name="T2" style:family="text">
      <style:text-properties fo:color="#7f0055" style:font-name="Monospace" fo:font-size="10pt" fo:font-weight="bold" style:font-size-asian="10pt" style:font-weight-asian="bold"/>
    </style:style>
    <style:style style:name="T3" style:family="text">
      <style:text-properties fo:color="#7f0055" style:font-name="Monaco" fo:font-size="11pt" fo:font-weight="bold" style:font-size-asian="11pt" style:font-weight-asian="bold"/>
    </style:style>
    <style:style style:name="T4" style:family="text">
      <style:text-properties fo:color="#7f0055" style:font-name="Monaco" fo:font-weight="bold" style:font-weight-asian="bold"/>
    </style:style>
    <style:style style:name="T5" style:family="text">
      <style:text-properties fo:color="#000000" style:font-name="Monospace" fo:font-size="10pt" style:font-size-asian="10pt"/>
    </style:style>
    <style:style style:name="T6" style:family="text">
      <style:text-properties fo:color="#000000" style:font-name="Monospace" fo:font-size="10pt" officeooo:rsid="0025e6f5" style:font-size-asian="10pt"/>
    </style:style>
    <style:style style:name="T7" style:family="text">
      <style:text-properties fo:color="#000000" style:font-name="Monospace" fo:font-size="10pt" fo:font-weight="bold" style:font-size-asian="10pt" style:font-weight-asian="bold"/>
    </style:style>
    <style:style style:name="T8" style:family="text">
      <style:text-properties fo:color="#000000" style:font-name="Monospace" fo:font-size="10pt" style:text-underline-style="solid" style:text-underline-width="auto" style:text-underline-color="font-color" style:font-size-asian="10pt"/>
    </style:style>
    <style:style style:name="T9" style:family="text">
      <style:text-properties fo:color="#000000" style:font-name="Monaco"/>
    </style:style>
    <style:style style:name="T10" style:family="text">
      <style:text-properties fo:color="#000000" style:font-name="Monaco" fo:font-size="11pt" style:font-size-asian="11pt"/>
    </style:style>
    <style:style style:name="T11" style:family="text">
      <style:text-properties fo:color="#000000" style:font-name="Monaco" fo:font-size="11pt" fo:font-style="italic" style:font-size-asian="11pt" style:font-style-asian="italic"/>
    </style:style>
    <style:style style:name="T12" style:family="text">
      <style:text-properties fo:color="#000000" style:font-name="Monaco" fo:font-style="italic" style:font-style-asian="italic"/>
    </style:style>
    <style:style style:name="T13" style:family="text">
      <style:text-properties fo:color="#0000c0" style:font-name="Monospace" fo:font-size="10pt" fo:font-style="italic" style:font-size-asian="10pt" style:font-style-asian="italic"/>
    </style:style>
    <style:style style:name="T14" style:family="text">
      <style:text-properties fo:color="#0000c0" style:font-name="Monaco" fo:font-size="11pt" fo:font-style="italic" fo:font-weight="bold" style:font-size-asian="11pt" style:font-style-asian="italic" style:font-weight-asian="bold"/>
    </style:style>
    <style:style style:name="T15" style:family="text">
      <style:text-properties fo:color="#0000c0" style:font-name="Monaco" fo:font-style="italic" fo:font-weight="bold" style:font-style-asian="italic" style:font-weight-asian="bold"/>
    </style:style>
    <style:style style:name="T16" style:family="text">
      <style:text-properties fo:color="#2a00ff" style:font-name="Monospace" fo:font-size="10pt" style:font-size-asian="10pt"/>
    </style:style>
    <style:style style:name="T17" style:family="text">
      <style:text-properties fo:color="#2a00ff" style:font-name="Monospace" fo:font-size="10pt" officeooo:rsid="002fdcd9" style:font-size-asian="10pt"/>
    </style:style>
    <style:style style:name="T18" style:family="text">
      <style:text-properties fo:color="#2a00ff" style:font-name="Monaco"/>
    </style:style>
    <style:style style:name="T19" style:family="text">
      <style:text-properties fo:color="#2a00ff" style:font-name="Monaco" fo:font-size="11pt" style:font-size-asian="11pt"/>
    </style:style>
    <style:style style:name="T20" style:family="text">
      <style:text-properties fo:color="#3f7f5f" style:font-name="Monospace" fo:font-size="10pt" style:font-size-asian="10pt"/>
    </style:style>
    <style:style style:name="T21" style:family="text">
      <style:text-properties fo:color="#3f7f5f" style:font-name="Monaco"/>
    </style:style>
    <style:style style:name="T22" style:family="text">
      <style:text-properties fo:color="#3f7f5f" style:font-name="Monaco" fo:font-size="11pt" style:font-size-asian="11pt"/>
    </style:style>
    <style:style style:name="T23" style:family="text">
      <style:text-properties officeooo:rsid="0025f4fa"/>
    </style:style>
    <style:style style:name="T24" style:family="text">
      <style:text-properties officeooo:rsid="0027241a"/>
    </style:style>
    <style:style style:name="T25" style:family="text">
      <style:text-properties officeooo:rsid="00285309"/>
    </style:style>
    <style:style style:name="T26" style:family="text">
      <style:text-properties officeooo:rsid="00297879"/>
    </style:style>
    <style:style style:name="T27" style:family="text">
      <style:text-properties officeooo:rsid="002f7c0d"/>
    </style:style>
    <style:style style:name="T28" style:family="text">
      <style:text-properties fo:font-weight="bold" style:font-weight-asian="bold" style:font-weight-complex="bold"/>
    </style:style>
    <style:style style:name="T29" style:family="text">
      <style:text-properties fo:font-weight="bold" officeooo:rsid="0025f4fa" style:font-weight-asian="bold" style:font-weight-complex="bold"/>
    </style:style>
    <style:style style:name="T30" style:family="text">
      <style:text-properties fo:font-weight="bold" officeooo:rsid="00285309" style:font-weight-asian="bold" style:font-weight-complex="bold"/>
    </style:style>
    <style:style style:name="T31" style:family="text">
      <style:text-properties officeooo:rsid="002fdcd9"/>
    </style:style>
    <style:style style:name="T32" style:family="text">
      <style:text-properties fo:font-style="italic" style:font-style-asian="italic" style:font-style-complex="italic"/>
    </style:style>
    <style:style style:name="T33" style:family="text">
      <style:text-properties style:font-name="Arial"/>
    </style:style>
    <style:style style:name="T34" style:family="text">
      <style:text-properties fo:font-style="normal" style:font-style-asian="normal" style:font-style-complex="normal"/>
    </style:style>
    <style:style style:name="T35" style:family="text">
      <style:text-properties fo:color="#6a3e3e" style:font-name="Monaco"/>
    </style:style>
    <style:style style:name="T36" style:family="text">
      <style:text-properties fo:color="#6a3e3e" style:font-name="Monaco" fo:font-size="11pt" style:font-size-asian="11pt"/>
    </style:style>
    <style:style style:name="T37" style:family="text">
      <style:text-properties style:font-name="Consolas"/>
    </style:style>
    <style:style style:name="T38" style:family="text">
      <style:text-properties style:font-name="Consolas" fo:font-weight="bold" style:font-weight-asian="bold"/>
    </style:style>
    <style:style style:name="T39" style:family="text">
      <style:text-properties style:font-name="Consolas" fo:font-size="10pt" style:font-size-asian="10pt"/>
    </style:style>
    <style:style style:name="T40" style:family="text">
      <style:text-properties style:font-name="Consolas" fo:font-size="10pt" officeooo:rsid="003a044c" style:font-size-asian="10pt"/>
    </style:style>
    <style:style style:name="T41" style:family="text">
      <style:text-properties officeooo:rsid="003bb0ac"/>
    </style:style>
    <style:style style:name="T42" style:family="text">
      <style:text-properties officeooo:rsid="003bbd2c"/>
    </style:style>
    <style:style style:name="T43" style:family="text">
      <style:text-properties style:font-name="Monaco"/>
    </style:style>
    <style:style style:name="T44" style:family="text">
      <style:text-properties style:font-name="Monaco" fo:font-weight="bold" style:font-weight-asian="bold"/>
    </style:style>
    <style:style style:name="T45" style:family="text">
      <style:text-properties style:font-name="Monaco" fo:font-style="italic" fo:font-weight="bold" style:font-style-asian="italic" style:font-weight-asian="bold"/>
    </style:style>
    <style:style style:name="T46" style:family="text">
      <style:text-properties style:font-name="Monaco" fo:font-style="italic" style:font-style-asian="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Exercicis avaluació UF1465</text:p>
      <text:p text:style-name="P22"/>
      <text:p text:style-name="P33">Sobre el lliurament dels exercicis:</text:p>
      <text:p text:style-name="P33"/>
      <text:list xml:id="list3135350334874871588" text:style-name="L1">
        <text:list-item>
          <text:p text:style-name="P48"><text:span text:style-name="T33">Lliurament: correu electrònic a </text:span><text:a xlink:type="simple" xlink:href="mailto:daniel.colomer@pue.es" text:style-name="Internet_20_link"><text:span text:style-name="T33">daniel.colomer@pue.es</text:span></text:a></text:p>
          <text:p text:style-name="P50"/>
        </text:list-item>
        <text:list-item>
          <text:p text:style-name="P50">Format: <text:s/>aquest mateix document amb les respostes <text:span text:style-name="T32">inline </text:span><text:span text:style-name="T34">i amb color blau</text:span>. El document s'haurà de dir: Cognom1_Nom_Avaluacio_UF1465.</text:p>
          <text:p text:style-name="P50"/>
        </text:list-item>
        <text:list-item>
          <text:p text:style-name="P50">Data límit de lliurament: 18/01/2015 a les 23:59:59</text:p>
        </text:list-item>
      </text:list>
      <text:p text:style-name="P22"/>
      <text:p text:style-name="P1"/>
      <text:p text:style-name="P45">EXERCICIS</text:p>
      <text:p text:style-name="P47"/>
      <text:p text:style-name="P1"><text:span text:style-name="T1">1. </text:span>¿<text:span text:style-name="T27">On comença l'execució d'un </text:span>programa Java?</text:p>
      <text:p text:style-name="P23"/>
      <text:p text:style-name="P34">En el método main, a no ser que haya un inicilizador <text:span text:style-name="T42">dentro de la clase donde se encuentra el método main de la clase desde la que inicia el programa</text:span>.</text:p>
      <text:p text:style-name="P1"/>
      <text:p text:style-name="P1"><text:span text:style-name="T1">2. </text:span>Dels s<text:span text:style-name="T27">e</text:span>g<text:span text:style-name="T27">üents</text:span> noms de variables, ¿<text:span text:style-name="T27">quin</text:span> no es v<text:span text:style-name="T27">à</text:span>lid?</text:p>
      <text:p text:style-name="P40">A. count</text:p>
      <text:p text:style-name="P1">B. $count</text:p>
      <text:p text:style-name="P2">C. count27</text:p>
      <text:p text:style-name="P2">D. 67count</text:p>
      <text:p text:style-name="P2"/>
      <text:p text:style-name="P24"/>
      <text:p text:style-name="P2"/>
      <text:p text:style-name="P2"><text:span text:style-name="T1">3. </text:span>Indicar la forma general de la instrucció <text:span text:style-name="T28">if</text:span></text:p>
      <text:p text:style-name="P25"/>
      <text:p text:style-name="P51">if(<text:span text:style-name="T41">Expresión lógica</text:span>){</text:p>
      <text:p text:style-name="P51"><text:span text:style-name="T41"><text:tab/>sentencias</text:span></text:p>
      <text:p text:style-name="P51">}</text:p>
      <text:p text:style-name="P2"/>
      <text:p text:style-name="P2"><text:span text:style-name="T1">4. </text:span>Indicar la forma general de la instrucció <text:span text:style-name="T28">for</text:span></text:p>
      <text:p text:style-name="P54"/>
      <text:p text:style-name="P51">for(<text:span text:style-name="T41">inicializador; expresión lógica; incremento</text:span>){</text:p>
      <text:p text:style-name="P51"><text:span text:style-name="T41"><text:tab/>sentencias</text:span></text:p>
      <text:p text:style-name="P51">}</text:p>
      <text:p text:style-name="P54"/>
      <text:p text:style-name="P3"><text:span text:style-name="T1">5. </text:span>Cóm <text:span text:style-name="T27">e</text:span>s crea un blo<text:span text:style-name="T27">c </text:span>de c<text:span text:style-name="T27">o</text:span>di?</text:p>
      <text:p text:style-name="P3"/>
      <text:p text:style-name="P52">Un bloque de código se crea encapsulandolo entre llave {}, podría ser tanto una clase, las sentencias un método, un bucle...</text:p>
      <text:p text:style-name="P3"/>
      <text:p text:style-name="P4"><text:span text:style-name="T1">6. U</text:span>n blo<text:span text:style-name="T27">c</text:span> de<text:span text:style-name="T1">fineix un àmbit</text:span>?</text:p>
      <text:p text:style-name="P4"/>
      <text:p text:style-name="P26"/>
      <text:p text:style-name="P3"/>
      <text:p text:style-name="P5"><text:span text:style-name="T1">7. </text:span>En una expre<text:span text:style-name="T27">s</text:span>sió, a qu<text:span text:style-name="T27">in</text:span> tip<text:span text:style-name="T27">us</text:span> <text:span text:style-name="T27">es</text:span> converte<text:span text:style-name="T27">ixe</text:span>n <text:span text:style-name="T28">byte</text:span> <text:span text:style-name="T27">i</text:span> <text:span text:style-name="T28">short</text:span>?</text:p>
      <text:p text:style-name="P5"/>
      <text:p text:style-name="P34">A int</text:p>
      <text:p text:style-name="P6"><text:soft-page-break/></text:p>
      <text:p text:style-name="P13">8. Crear un programa que perm<text:span text:style-name="T31">e</text:span>t<text:span text:style-name="T31">i</text:span> a l<text:span text:style-name="T31">'</text:span>usuari escri<text:span text:style-name="T31">ure</text:span> una frase <text:span text:style-name="T31">i</text:span> <text:span text:style-name="T31">quan</text:span> <text:span text:style-name="T31">aquest premi</text:span> la tecla 'return' m<text:span text:style-name="T31">ostri</text:span> el número d<text:span text:style-name="T31">'espais</text:span> que <text:span text:style-name="T31">pugues haver a la frase</text:span>.</text:p>
      <text:p text:style-name="P7"/>
      <text:p text:style-name="P55"><text:span text:style-name="T43">import java.util.Scanner;</text:span></text:p>
      <text:p text:style-name="P58"/>
      <text:p text:style-name="P58"/>
      <text:p text:style-name="P59"><text:span text:style-name="T43">public class Principal {</text:span></text:p>
      <text:p text:style-name="P58"/>
      <text:p text:style-name="P59"><text:span text:style-name="T43"><text:tab/>public static void main(String[] args) {</text:span></text:p>
      <text:p text:style-name="P59"><text:span text:style-name="T43"><text:tab/><text:tab/>Scanner sc = new Scanner(System.</text:span><text:span text:style-name="T46">in</text:span><text:span text:style-name="T43">);</text:span></text:p>
      <text:p text:style-name="P59"><text:span text:style-name="T43"><text:tab/><text:tab/>System.</text:span><text:span text:style-name="T46">out</text:span><text:span text:style-name="T43">.println("Escribe tu frase");</text:span></text:p>
      <text:p text:style-name="P59"><text:span text:style-name="T43"><text:tab/><text:tab/></text:span></text:p>
      <text:p text:style-name="P59"><text:span text:style-name="T43"><text:tab/><text:tab/>String frase = sc.nextLine();</text:span></text:p>
      <text:p text:style-name="P59"><text:span text:style-name="T43"><text:tab/><text:tab/></text:span></text:p>
      <text:p text:style-name="P59"><text:span text:style-name="T43"><text:tab/><text:tab/>char[] fraseArray = frase.toCharArray();</text:span></text:p>
      <text:p text:style-name="P59"><text:span text:style-name="T43"><text:tab/><text:tab/></text:span></text:p>
      <text:p text:style-name="P59"><text:span text:style-name="T43"><text:tab/><text:tab/>int cont = 0;</text:span></text:p>
      <text:p text:style-name="P59"><text:span text:style-name="T43"><text:tab/><text:tab/></text:span></text:p>
      <text:p text:style-name="P59"><text:span text:style-name="T43"><text:tab/><text:tab/>for(int i = 0; i&lt;frase.length();i++){</text:span></text:p>
      <text:p text:style-name="P59"><text:span text:style-name="T43"><text:tab/><text:tab/><text:tab/>if(String.</text:span><text:span text:style-name="T46">valueOf</text:span><text:span text:style-name="T43">(fraseArray[i]).equals(" ")){</text:span></text:p>
      <text:p text:style-name="P59"><text:span text:style-name="T43"><text:tab/><text:tab/><text:tab/><text:tab/>cont++;</text:span></text:p>
      <text:p text:style-name="P59"><text:span text:style-name="T43"><text:tab/><text:tab/><text:tab/>}</text:span></text:p>
      <text:p text:style-name="P59"><text:span text:style-name="T43"><text:tab/><text:tab/>}</text:span></text:p>
      <text:p text:style-name="P59"><text:span text:style-name="T43"><text:tab/><text:tab/></text:span></text:p>
      <text:p text:style-name="P59"><text:span text:style-name="T43"><text:tab/><text:tab/>System.</text:span><text:span text:style-name="T46">out</text:span><text:span text:style-name="T43">.print("En tu frase hay " + cont + " espacios");</text:span></text:p>
      <text:p text:style-name="P59"><text:span text:style-name="T43"><text:tab/><text:tab/>sc.close();</text:span></text:p>
      <text:p text:style-name="P59"><text:span text:style-name="T43"><text:tab/>}</text:span></text:p>
      <text:p text:style-name="P58"/>
      <text:p text:style-name="P59"><text:span text:style-name="T43">}</text:span></text:p>
      <text:p text:style-name="P7"/>
      <text:p text:style-name="P14">9. Indicar el format general p<text:span text:style-name="T31">e</text:span>r <text:span text:style-name="T28">if-else-if</text:span></text:p>
      <text:p text:style-name="P8"/>
      <text:p text:style-name="P34">if(){}else if(){}</text:p>
      <text:p text:style-name="P7"/>
      <text:p text:style-name="P15">10. D<text:span text:style-name="T31">onat</text:span> el s<text:span text:style-name="T31">egüent</text:span> c<text:span text:style-name="T31">o</text:span>di:</text:p>
      <text:p text:style-name="P7"/>
      <text:p text:style-name="P7"><text:span text:style-name="T2">if</text:span><text:span text:style-name="T5"> (x &lt; 10)</text:span></text:p>
      <text:p text:style-name="P42"><text:span text:style-name="T7"><text:tab/></text:span><text:span text:style-name="T2">if</text:span><text:span text:style-name="T5"> (y &gt; 100) {</text:span></text:p>
      <text:p text:style-name="P42"><text:span text:style-name="T5"><text:tab/><text:tab/></text:span><text:span text:style-name="T2">if</text:span><text:span text:style-name="T5"> (!hecho) x = z;</text:span></text:p>
      <text:p text:style-name="P42"><text:span text:style-name="T5"><text:tab/><text:tab/></text:span><text:span text:style-name="T2">else</text:span><text:span text:style-name="T5"> y = z;</text:span></text:p>
      <text:p text:style-name="P43"><text:tab/>}</text:p>
      <text:p text:style-name="P42"><text:span text:style-name="T2">else</text:span><text:span text:style-name="T5"> System.</text:span><text:span text:style-name="T13">out</text:span><text:span text:style-name="T5">.println(</text:span><text:span text:style-name="T16">"error"</text:span><text:span text:style-name="T5">);</text:span></text:p>
      <text:p text:style-name="P7"/>
      <text:p text:style-name="P18">A qu<text:span text:style-name="T31">ina </text:span>instrucció <text:span text:style-name="T28">if</text:span> s<text:span text:style-name="T31">'</text:span>as<text:span text:style-name="T31">s</text:span>ocia la última instrucció <text:span text:style-name="T28">else</text:span>?</text:p>
      <text:p text:style-name="P9"/>
      <text:p text:style-name="P39">A la primera</text:p>
      <text:p text:style-name="P10"/>
      <text:p text:style-name="P16">11. Mostrar la instrucció <text:span text:style-name="T28">for</text:span> d<text:span text:style-name="T31">'</text:span>un bucle que <text:span text:style-name="T31">compta</text:span> de 1000 a 0 de dos en dos</text:p>
      <text:p text:style-name="P11"/>
      <text:p text:style-name="P35">for(int i= 1000;i&gt;0;i--){</text:p>
      <text:p text:style-name="P35"><text:tab/>if(i%2==0){</text:p>
      <text:p text:style-name="P35"><text:tab/><text:tab/>System.out.println(i);</text:p>
      <text:p text:style-name="P35"><text:tab/>}</text:p>
      <text:p text:style-name="P35">}</text:p>
      <text:p text:style-name="P11"/>
      <text:p text:style-name="P17">12. El s<text:span text:style-name="T31">egüent</text:span> c<text:span text:style-name="T31">o</text:span>di es v<text:span text:style-name="T31">àlid</text:span>? <text:span text:style-name="T31">Raona la resposta.</text:span></text:p>
      <text:p text:style-name="P12"/>
      <text:p text:style-name="P12"><text:span text:style-name="T2">int</text:span><text:span text:style-name="T5"> </text:span><text:span text:style-name="T6">result</text:span><text:span text:style-name="T5"> = 0, num = 10;</text:span></text:p>
      <text:p text:style-name="P42"><text:span text:style-name="T2">for</text:span><text:span text:style-name="T5">(</text:span><text:span text:style-name="T2">int</text:span><text:span text:style-name="T5"> </text:span><text:span text:style-name="T8">i</text:span><text:span text:style-name="T5"> = 0; i &lt;= num; i++)</text:span></text:p>
      <text:p text:style-name="P42"><text:span text:style-name="T5"><text:tab/></text:span><text:span text:style-name="T6">result</text:span><text:span text:style-name="T5"> += i*</text:span><text:span text:style-name="T6">2</text:span><text:span text:style-name="T5">;</text:span></text:p>
      <text:p text:style-name="P42"><text:soft-page-break/><text:span text:style-name="T2">int</text:span><text:span text:style-name="T5"> count = i </text:span><text:span text:style-name="T6">+ 2</text:span><text:span text:style-name="T5">;</text:span></text:p>
      <text:p text:style-name="P12"/>
      <text:p text:style-name="P36">Si por que aunque un for no tenga las llaves {} solo usa la primera sentencia.</text:p>
      <text:p text:style-name="P9"/>
      <text:p text:style-name="P19">13. Explicar el funcionament de <text:span text:style-name="T28">break</text:span>, incl<text:span text:style-name="T31">oent els seus</text:span> dos formats (<text:span text:style-name="T31">amb</text:span> <text:span text:style-name="T31">i</text:span> s<text:span text:style-name="T31">ense</text:span> etiqueta).</text:p>
      <text:p text:style-name="P19"/>
      <text:p text:style-name="P37">Break es la manera que existe para salir de un bucle en un momento determinado. Por ejemplo, si se diera alguna condición. Si tuvierasmos dos o más bucles anidados al ponerle una etiqueta a break interrumpiría el bucle que tiene delante la etiqueta a la que refiere el break.</text:p>
      <text:p text:style-name="P9"/>
      <text:p text:style-name="P20">1<text:span text:style-name="T23">4</text:span>. <text:span text:style-name="T23">En el següent fragment de codi, un cop executada la instrucció </text:span><text:span text:style-name="T29">break</text:span><text:span text:style-name="T23">, què es mostra?</text:span></text:p>
      <text:p text:style-name="P21"/>
      <text:p text:style-name="P21"><text:span text:style-name="T2">for</text:span><text:span text:style-name="T5">(</text:span><text:span text:style-name="T2">int</text:span><text:span text:style-name="T5"> i = 0; i &lt; 10;i++) {</text:span></text:p>
      <text:p text:style-name="P42"><text:span text:style-name="T5"><text:tab/></text:span><text:span text:style-name="T2">while</text:span><text:span text:style-name="T5"> (</text:span><text:span text:style-name="T8">running</text:span><text:span text:style-name="T5">) {</text:span></text:p>
      <text:p text:style-name="P42"><text:span text:style-name="T5"><text:tab/><text:tab/></text:span><text:span text:style-name="T2">if</text:span><text:span text:style-name="T5"> (</text:span><text:span text:style-name="T8">x</text:span><text:span text:style-name="T5"> &lt; </text:span><text:span text:style-name="T8">y</text:span><text:span text:style-name="T5">) </text:span><text:span text:style-name="T2">break</text:span><text:span text:style-name="T5">;</text:span></text:p>
      <text:p text:style-name="P42"><text:span text:style-name="T5"><text:tab/><text:tab/><text:tab/></text:span><text:span text:style-name="T20">// ...</text:span></text:p>
      <text:p text:style-name="P43"><text:tab/>}</text:p>
      <text:p text:style-name="P42"><text:span text:style-name="T5"><text:tab/>System.</text:span><text:span text:style-name="T13">out</text:span><text:span text:style-name="T5">.println(</text:span><text:span text:style-name="T16">"desp</text:span><text:span text:style-name="T17">ré</text:span><text:span text:style-name="T16">s del while"</text:span><text:span text:style-name="T5">);</text:span></text:p>
      <text:p text:style-name="P43">}</text:p>
      <text:p text:style-name="P42"><text:span text:style-name="T5">System.</text:span><text:span text:style-name="T13">out</text:span><text:span text:style-name="T5">.println(</text:span><text:span text:style-name="T16">"desp</text:span><text:span text:style-name="T17">ré</text:span><text:span text:style-name="T16">s del for"</text:span><text:span text:style-name="T5">);</text:span></text:p>
      <text:p text:style-name="P27"/>
      <text:p text:style-name="P38">després del for</text:p>
      <text:p text:style-name="P28"/>
      <text:p text:style-name="P30">1<text:span text:style-name="T25">5</text:span>. <text:span text:style-name="T24">Què imprimeix el següent fragment de codi?</text:span></text:p>
      <text:p text:style-name="P30"/>
      <text:p text:style-name="P56"><text:span text:style-name="T2">for</text:span><text:span text:style-name="T5">(</text:span><text:span text:style-name="T2">int</text:span><text:span text:style-name="T5"> i = 0; i &lt; 10; i++) {</text:span></text:p>
      <text:p text:style-name="P61"><text:span text:style-name="T5"><text:tab/>System.</text:span><text:span text:style-name="T13">out</text:span><text:span text:style-name="T5">.print(i + </text:span><text:span text:style-name="T16">" "</text:span><text:span text:style-name="T5">);</text:span></text:p>
      <text:p text:style-name="P61"><text:span text:style-name="T5"><text:tab/></text:span><text:span text:style-name="T2">if</text:span><text:span text:style-name="T5"> (i % 2 == 0) </text:span><text:span text:style-name="T2">continue</text:span><text:span text:style-name="T5">;</text:span></text:p>
      <text:p text:style-name="P61"><text:span text:style-name="T5"><text:tab/>System.</text:span><text:span text:style-name="T13">out</text:span><text:span text:style-name="T5">.println();</text:span></text:p>
      <text:p text:style-name="P60">}</text:p>
      <text:p text:style-name="P30"/>
      <text:p text:style-name="P53">0 1 </text:p>
      <text:p text:style-name="P53">2 3 </text:p>
      <text:p text:style-name="P53">4 5 </text:p>
      <text:p text:style-name="P53">6 7 </text:p>
      <text:p text:style-name="P53">8 9</text:p>
      <text:p text:style-name="P29"/>
      <text:p text:style-name="P31">1<text:span text:style-name="T25">6</text:span>. La<text:span text:style-name="T25"> expressió de increment d'un bucle </text:span><text:span text:style-name="T30">for</text:span><text:span text:style-name="T25"> no sempre ha de canviar la variable de control del bucle en una quantitat fixa. En el seu lloc, la variable de control podria canviar arbitrariament. Amb aquest concepte, crear un programa que utilitzi un bucle </text:span><text:span text:style-name="T30">for</text:span><text:span text:style-name="T25"> per generar i mostrar la progressió 1, 2, 4, 8, 16, 32, 64.</text:span></text:p>
      <text:p text:style-name="P31"/>
      <text:p text:style-name="P41"><text:span text:style-name="T38">for</text:span><text:span text:style-name="T37">(</text:span><text:span text:style-name="T38">int</text:span><text:span text:style-name="T37"> i = 1; i&lt;65 ; i=i+i){</text:span></text:p>
      <text:p text:style-name="P44"><text:span text:style-name="T39"><text:tab/></text:span><text:span text:style-name="T40">System.out.println(i);</text:span><text:span text:style-name="T39"><text:tab/><text:tab/><text:tab/></text:span></text:p>
      <text:p text:style-name="P57">}</text:p>
      <text:p text:style-name="P41"/>
      <text:p text:style-name="P31"/>
      <text:p text:style-name="P32">1<text:span text:style-name="T26">7</text:span>. <text:span text:style-name="T26">Les lletres minúscules ASCII es separen de les majúscules en 32. Per tant, per a convertir una lletra minúscula a majúscula, cal restar 32. Utilitzar aquesta informació per crear un programa que llegeixi caràcters del teclat. Donada un frase introduïda per l'usuari, cal convertir les lletres minúscules a majúscules i viceversa i mostrar el resultat de tal canvi. La resta de caràcters no s'han de canviar. El programa ha de finalitzar quan l'usuari premi la tecla 'return'. Quan el programa finalitzi ha de mostrar el número de canvis realitzats.</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style:font-family-generic="roman"/>
    <style:font-face style:name="Monospace" svg:font-family="Monospace" style:font-family-generic="roman"/>
    <style:font-face style:name="FreeSans1" svg:font-family="FreeSans"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10-30T17:31:45.277953159</meta:creation-date>
    <dc:date>2015-01-15T21:27:48.455267000</dc:date>
    <meta:editing-duration>PT8H36M39S</meta:editing-duration>
    <meta:editing-cycles>39</meta:editing-cycles>
    <meta:generator>LibreOffice/4.2.8.2$MacOSX_X86_64 LibreOffice_project/48d50dbfc06349262c9d50868e5c1f630a573ebd</meta:generator>
    <meta:document-statistic meta:table-count="0" meta:image-count="0" meta:object-count="0" meta:page-count="3" meta:paragraph-count="102" meta:word-count="687" meta:character-count="3969" meta:non-whitespace-character-count="3310"/>
  </office:meta>
</office:document-meta>
</file>